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PropertySource.JndiPropertySource( String name , JndiLocatorDelegate jndi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PropertySource.JndiProperty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PropertySource.getProperty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